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/>
    </style:style>
    <style:style style:name="ce3" style:family="table-cell" style:parent-style-name="Default" style:data-style-name="N60"/>
    <style:style style:name="ce4" style:family="table-cell" style:parent-style-name="Default" style:data-style-name="N100">
      <style:text-properties fo:font-style="italic" fo:font-weight="normal"/>
    </style:style>
    <style:style style:name="ce5" style:family="table-cell" style:parent-style-name="Default" style:data-style-name="N100">
      <style:text-properties fo:font-style="normal" style:text-underline-style="none" fo:font-weight="bold"/>
    </style:style>
    <style:style style:name="ce6" style:family="table-cell" style:parent-style-name="Default" style:data-style-name="N100">
      <style:text-properties fo:font-weight="normal"/>
    </style:style>
    <style:style style:name="ce7" style:family="table-cell" style:parent-style-name="Default" style:data-style-name="N0"/>
    <style:style style:name="ce8" style:family="table-cell" style:parent-style-name="Default" style:data-style-name="N2">
      <style:text-properties fo:font-weight="bold"/>
    </style:style>
    <style:style style:name="ce9" style:family="table-cell" style:parent-style-name="Default" style:data-style-name="N2"/>
    <style:style style:name="ce10" style:family="table-cell" style:parent-style-name="Default" style:data-style-name="N60">
      <style:text-properties fo:font-weight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8" table:default-cell-style-name="ce1"/>
        <table:table-row table:style-name="ro1">
          <table:table-cell/>
          <table:table-cell table:style-name="ce4" office:value-type="string">
            <text:p>Alle Messungen mit LED 7 (da bester Wirkungsgrad)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table:style-name="ce5" office:value-type="string">
            <text:p>Messung mit Schiebewiderstand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office:value-type="string">
            <text:p>Offset Verstärker: 975 mV</text:p>
          </table:table-cell>
          <table:table-cell table:style-name="ce2"/>
          <table:table-cell table:style-name="ce6" office:value-type="string">
            <text:p>Widerstand des Verstärkers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 table:number-columns-repeated="2"/>
          <table:table-cell table:style-name="ce2" office:value-type="string">
            <text:p>U an Zelle (in mV)</text:p>
          </table:table-cell>
          <table:table-cell table:style-name="ce2" office:value-type="string">
            <text:p>U für I verstärkt (in mV, mit Offset und Verstärkung), Fehler in etwa 1 mV</text:p>
          </table:table-cell>
          <table:table-cell table:style-name="ce2" office:value-type="string">
            <text:p>Verstärkungsfaktor</text:p>
          </table:table-cell>
          <table:table-cell table:style-name="ce2" office:value-type="string">
            <text:p>U für I (in mV, ohne Offset und ohne Verstärker</text:p>
          </table:table-cell>
          <table:table-cell table:style-name="ce2" table:number-columns-repeated="2"/>
          <table:table-cell table:style-name="ce2" office:value-type="string">
            <text:p>I (in mA)</text:p>
          </table:table-cell>
          <table:table-cell table:style-name="ce2"/>
          <table:table-cell table:style-name="ce2" office:value-type="string">
            <text:p>P (in µW)</text:p>
          </table:table-cell>
          <table:table-cell table:style-name="ce2"/>
          <table:table-cell table:style-name="ce2" office:value-type="string">
            <text:p>R (regelbar)</text:p>
          </table:table-cell>
          <table:table-cell table:style-name="ce2" table:number-columns-repeated="241"/>
        </table:table-row>
        <table:table-row table:style-name="ro1">
          <table:table-cell table:style-name="ce2" table:number-columns-repeated="5"/>
          <table:table-cell table:style-name="ce6" office:value-type="string">
            <text:p>(Messfehler in etwa +- 1 mV)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0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1]-975)/10000" office:value-type="float" office:value="0.0147">
            <text:p>1,47E-002</text:p>
          </table:table-cell>
          <table:table-cell table:number-columns-repeated="2"/>
          <table:table-cell table:style-name="ce3" table:formula="of:=[.H11]/0.535" office:value-type="float" office:value="0.0274766355140187">
            <text:p>2,75E-002</text:p>
          </table:table-cell>
          <table:table-cell/>
          <table:table-cell table:style-name="ce3" table:formula="of:=[.K11]*[.E11]" office:value-type="float" office:value="0.00274766355140187">
            <text:p>2,75E-003</text:p>
          </table:table-cell>
          <table:table-cell/>
          <table:table-cell table:style-name="ce3" table:formula="of:=[.E11]/[.K11]" office:value-type="float" office:value="3.63945578231293">
            <text:p>3,64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 (mit LED)</text:p>
          </table:table-cell>
          <table:table-cell table:number-columns-repeated="2"/>
          <table:table-cell table:style-name="ce9" office:value-type="float" office:value="22">
            <text:p>22,0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2]-975)/10000" office:value-type="float" office:value="0.0147">
            <text:p>1,47E-002</text:p>
          </table:table-cell>
          <table:table-cell table:number-columns-repeated="2"/>
          <table:table-cell table:style-name="ce3" table:formula="of:=[.H12]/0.535" office:value-type="float" office:value="0.0274766355140187">
            <text:p>2,75E-002</text:p>
          </table:table-cell>
          <table:table-cell/>
          <table:table-cell table:style-name="ce3" table:formula="of:=[.K12]*[.E12]" office:value-type="float" office:value="0.604485981308411">
            <text:p>6,04E-001</text:p>
          </table:table-cell>
          <table:table-cell/>
          <table:table-cell table:style-name="ce3" table:formula="of:=[.E12]/[.K12]" office:value-type="float" office:value="800.680272108844">
            <text:p>8,01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 office:value-type="string">
            <text:p>Ab jetzt Messung mit R_Reg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/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5">
            <text:p>0,5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16]-975)/10000" office:value-type="float" office:value="0.0144">
            <text:p>1,44E-002</text:p>
          </table:table-cell>
          <table:table-cell table:number-columns-repeated="2"/>
          <table:table-cell table:style-name="ce3" table:formula="of:=[.H16]/0.535" office:value-type="float" office:value="0.0269158878504673">
            <text:p>2,69E-002</text:p>
          </table:table-cell>
          <table:table-cell/>
          <table:table-cell table:style-name="ce3" table:formula="of:=[.K16]*[.E16]" office:value-type="float" office:value="0.0134579439252336">
            <text:p>1,35E-002</text:p>
          </table:table-cell>
          <table:table-cell/>
          <table:table-cell table:style-name="ce3" table:formula="of:=[.E16]/[.K16]" office:value-type="float" office:value="18.5763888888889">
            <text:p>1,86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6.1">
            <text:p>6,10</text:p>
          </table:table-cell>
          <table:table-cell table:style-name="ce3" office:value-type="float" office:value="879">
            <text:p>8,79E+002</text:p>
          </table:table-cell>
          <table:table-cell office:value-type="string">
            <text:p>10^4</text:p>
          </table:table-cell>
          <table:table-cell table:style-name="ce3" table:formula="of:=-([.F17]-975)/10000" office:value-type="float" office:value="0.0096">
            <text:p>9,60E-003</text:p>
          </table:table-cell>
          <table:table-cell table:number-columns-repeated="2"/>
          <table:table-cell table:style-name="ce3" table:formula="of:=[.H17]/0.535" office:value-type="float" office:value="0.0179439252336449">
            <text:p>1,79E-002</text:p>
          </table:table-cell>
          <table:table-cell/>
          <table:table-cell table:style-name="ce3" table:formula="of:=[.K17]*[.E17]" office:value-type="float" office:value="0.109457943925234">
            <text:p>1,09E-001</text:p>
          </table:table-cell>
          <table:table-cell/>
          <table:table-cell table:style-name="ce3" table:formula="of:=[.E17]/[.K17]" office:value-type="float" office:value="339.947916666667">
            <text:p>3,40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4">
            <text:p>0,4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18]-975)/10000" office:value-type="float" office:value="0.0145">
            <text:p>1,45E-002</text:p>
          </table:table-cell>
          <table:table-cell table:number-columns-repeated="2"/>
          <table:table-cell table:style-name="ce3" table:formula="of:=[.H18]/0.535" office:value-type="float" office:value="0.0271028037383178">
            <text:p>2,71E-002</text:p>
          </table:table-cell>
          <table:table-cell/>
          <table:table-cell table:style-name="ce3" table:formula="of:=[.K18]*[.E18]" office:value-type="float" office:value="0.0108411214953271">
            <text:p>1,08E-002</text:p>
          </table:table-cell>
          <table:table-cell/>
          <table:table-cell table:style-name="ce3" table:formula="of:=[.E18]/[.K18]" office:value-type="float" office:value="14.7586206896552">
            <text:p>1,48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5.3">
            <text:p>5,30</text:p>
          </table:table-cell>
          <table:table-cell table:style-name="ce3" office:value-type="float" office:value="881">
            <text:p>8,81E+002</text:p>
          </table:table-cell>
          <table:table-cell office:value-type="string">
            <text:p>10^4</text:p>
          </table:table-cell>
          <table:table-cell table:style-name="ce3" table:formula="of:=-([.F19]-975)/10000" office:value-type="float" office:value="0.0094">
            <text:p>9,40E-003</text:p>
          </table:table-cell>
          <table:table-cell table:number-columns-repeated="2"/>
          <table:table-cell table:style-name="ce3" table:formula="of:=[.H19]/0.535" office:value-type="float" office:value="0.0175700934579439">
            <text:p>1,76E-002</text:p>
          </table:table-cell>
          <table:table-cell/>
          <table:table-cell table:style-name="ce3" table:formula="of:=[.K19]*[.E19]" office:value-type="float" office:value="0.0931214953271028">
            <text:p>9,31E-002</text:p>
          </table:table-cell>
          <table:table-cell/>
          <table:table-cell table:style-name="ce3" table:formula="of:=[.E19]/[.K19]" office:value-type="float" office:value="301.648936170213">
            <text:p>3,02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20]-975)/10000" office:value-type="float" office:value="0.0144">
            <text:p>1,44E-002</text:p>
          </table:table-cell>
          <table:table-cell table:number-columns-repeated="2"/>
          <table:table-cell table:style-name="ce3" table:formula="of:=[.H20]/0.535" office:value-type="float" office:value="0.0269158878504673">
            <text:p>2,69E-002</text:p>
          </table:table-cell>
          <table:table-cell/>
          <table:table-cell table:style-name="ce3" table:formula="of:=[.K20]*[.E20]" office:value-type="float" office:value="0.00807476635514019">
            <text:p>8,07E-003</text:p>
          </table:table-cell>
          <table:table-cell/>
          <table:table-cell table:style-name="ce3" table:formula="of:=[.E20]/[.K20]" office:value-type="float" office:value="11.1458333333333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3.9">
            <text:p>3,9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1]-975)/10000" office:value-type="float" office:value="0.0089">
            <text:p>8,90E-003</text:p>
          </table:table-cell>
          <table:table-cell table:number-columns-repeated="2"/>
          <table:table-cell table:style-name="ce3" table:formula="of:=[.H21]/0.535" office:value-type="float" office:value="0.0166355140186916">
            <text:p>1,66E-002</text:p>
          </table:table-cell>
          <table:table-cell/>
          <table:table-cell table:style-name="ce3" table:formula="of:=[.K21]*[.E21]" office:value-type="float" office:value="0.0648785046728972">
            <text:p>6,49E-002</text:p>
          </table:table-cell>
          <table:table-cell/>
          <table:table-cell table:style-name="ce3" table:formula="of:=[.E21]/[.K21]" office:value-type="float" office:value="234.438202247191">
            <text:p>2,34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32">
            <text:p>8,32E+002</text:p>
          </table:table-cell>
          <table:table-cell office:value-type="string">
            <text:p>10^4</text:p>
          </table:table-cell>
          <table:table-cell table:style-name="ce3" table:formula="of:=-([.F22]-975)/10000" office:value-type="float" office:value="0.0143">
            <text:p>1,43E-002</text:p>
          </table:table-cell>
          <table:table-cell table:number-columns-repeated="2"/>
          <table:table-cell table:style-name="ce3" table:formula="of:=[.H22]/0.535" office:value-type="float" office:value="0.0267289719626168">
            <text:p>2,67E-002</text:p>
          </table:table-cell>
          <table:table-cell/>
          <table:table-cell table:style-name="ce3" table:formula="of:=[.K22]*[.E22]" office:value-type="float" office:value="0.00534579439252336">
            <text:p>5,35E-003</text:p>
          </table:table-cell>
          <table:table-cell/>
          <table:table-cell table:style-name="ce3" table:formula="of:=[.E22]/[.K22]" office:value-type="float" office:value="7.48251748251748">
            <text:p>7,4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2.2">
            <text:p>2,20</text:p>
          </table:table-cell>
          <table:table-cell table:style-name="ce3" office:value-type="float" office:value="890">
            <text:p>8,90E+002</text:p>
          </table:table-cell>
          <table:table-cell office:value-type="string">
            <text:p>10^4</text:p>
          </table:table-cell>
          <table:table-cell table:style-name="ce3" table:formula="of:=-([.F23]-975)/10000" office:value-type="float" office:value="0.0085">
            <text:p>8,50E-003</text:p>
          </table:table-cell>
          <table:table-cell table:number-columns-repeated="2"/>
          <table:table-cell table:style-name="ce3" table:formula="of:=[.H23]/0.535" office:value-type="float" office:value="0.0158878504672897">
            <text:p>1,59E-002</text:p>
          </table:table-cell>
          <table:table-cell/>
          <table:table-cell table:style-name="ce3" table:formula="of:=[.K23]*[.E23]" office:value-type="float" office:value="0.0349532710280374">
            <text:p>3,50E-002</text:p>
          </table:table-cell>
          <table:table-cell/>
          <table:table-cell table:style-name="ce3" table:formula="of:=[.E23]/[.K23]" office:value-type="float" office:value="138.470588235294">
            <text:p>1,38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24]-975)/10000" office:value-type="float" office:value="0.0145">
            <text:p>1,45E-002</text:p>
          </table:table-cell>
          <table:table-cell table:number-columns-repeated="2"/>
          <table:table-cell table:style-name="ce3" table:formula="of:=[.H24]/0.535" office:value-type="float" office:value="0.0271028037383178">
            <text:p>2,71E-002</text:p>
          </table:table-cell>
          <table:table-cell/>
          <table:table-cell table:style-name="ce3" table:formula="of:=[.K24]*[.E24]" office:value-type="float" office:value="0">
            <text:p>0,00E+000</text:p>
          </table:table-cell>
          <table:table-cell/>
          <table:table-cell table:style-name="ce3" table:formula="of:=[.E24]/[.K24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94">
            <text:p>8,94E+002</text:p>
          </table:table-cell>
          <table:table-cell office:value-type="string">
            <text:p>10^4</text:p>
          </table:table-cell>
          <table:table-cell table:style-name="ce3" table:formula="of:=-([.F25]-975)/10000" office:value-type="float" office:value="0.0081">
            <text:p>8,10E-003</text:p>
          </table:table-cell>
          <table:table-cell table:number-columns-repeated="2"/>
          <table:table-cell table:style-name="ce3" table:formula="of:=[.H25]/0.535" office:value-type="float" office:value="0.0151401869158878">
            <text:p>1,51E-002</text:p>
          </table:table-cell>
          <table:table-cell/>
          <table:table-cell table:style-name="ce3" table:formula="of:=[.K25]*[.E25]" office:value-type="float" office:value="0">
            <text:p>0,00E+000</text:p>
          </table:table-cell>
          <table:table-cell/>
          <table:table-cell table:style-name="ce3" table:formula="of:=[.E25]/[.K25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9">
            <text:p>8,29E+002</text:p>
          </table:table-cell>
          <table:table-cell office:value-type="string">
            <text:p>10^4</text:p>
          </table:table-cell>
          <table:table-cell table:style-name="ce3" table:formula="of:=-([.F26]-975)/10000" office:value-type="float" office:value="0.0146">
            <text:p>1,46E-002</text:p>
          </table:table-cell>
          <table:table-cell table:number-columns-repeated="2"/>
          <table:table-cell table:style-name="ce3" table:formula="of:=[.H26]/0.535" office:value-type="float" office:value="0.0272897196261682">
            <text:p>2,73E-002</text:p>
          </table:table-cell>
          <table:table-cell/>
          <table:table-cell table:style-name="ce3" table:formula="of:=[.K26]*[.E26]" office:value-type="float" office:value="0.00272897196261682">
            <text:p>2,73E-003</text:p>
          </table:table-cell>
          <table:table-cell/>
          <table:table-cell table:style-name="ce3" table:formula="of:=[.E26]/[.K26]" office:value-type="float" office:value="3.66438356164384">
            <text:p>3,66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1.3">
            <text:p>1,3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7]-975)/10000" office:value-type="float" office:value="0.0089">
            <text:p>8,90E-003</text:p>
          </table:table-cell>
          <table:table-cell table:number-columns-repeated="2"/>
          <table:table-cell table:style-name="ce3" table:formula="of:=[.H27]/0.535" office:value-type="float" office:value="0.0166355140186916">
            <text:p>1,66E-002</text:p>
          </table:table-cell>
          <table:table-cell/>
          <table:table-cell table:style-name="ce3" table:formula="of:=[.K27]*[.E27]" office:value-type="float" office:value="0.0216261682242991">
            <text:p>2,16E-002</text:p>
          </table:table-cell>
          <table:table-cell/>
          <table:table-cell table:style-name="ce3" table:formula="of:=[.E27]/[.K27]" office:value-type="float" office:value="78.1460674157303">
            <text:p>7,8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28]-975)/10000" office:value-type="float" office:value="0.0147">
            <text:p>1,47E-002</text:p>
          </table:table-cell>
          <table:table-cell table:number-columns-repeated="2"/>
          <table:table-cell table:style-name="ce3" table:formula="of:=[.H28]/0.535" office:value-type="float" office:value="0.0274766355140187">
            <text:p>2,75E-002</text:p>
          </table:table-cell>
          <table:table-cell/>
          <table:table-cell table:style-name="ce3" table:formula="of:=[.K28]*[.E28]" office:value-type="float" office:value="0.00549532710280374">
            <text:p>5,50E-003</text:p>
          </table:table-cell>
          <table:table-cell/>
          <table:table-cell table:style-name="ce3" table:formula="of:=[.E28]/[.K28]" office:value-type="float" office:value="7.27891156462585">
            <text:p>7,2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4">
            <text:p>4,40</text:p>
          </table:table-cell>
          <table:table-cell table:style-name="ce3" office:value-type="float" office:value="878">
            <text:p>8,78E+002</text:p>
          </table:table-cell>
          <table:table-cell office:value-type="string">
            <text:p>10^4</text:p>
          </table:table-cell>
          <table:table-cell table:style-name="ce3" table:formula="of:=-([.F29]-975)/10000" office:value-type="float" office:value="0.0097">
            <text:p>9,70E-003</text:p>
          </table:table-cell>
          <table:table-cell table:number-columns-repeated="2"/>
          <table:table-cell table:style-name="ce3" table:formula="of:=[.H29]/0.535" office:value-type="float" office:value="0.0181308411214953">
            <text:p>1,81E-002</text:p>
          </table:table-cell>
          <table:table-cell/>
          <table:table-cell table:style-name="ce3" table:formula="of:=[.K29]*[.E29]" office:value-type="float" office:value="0.0797757009345794">
            <text:p>7,98E-002</text:p>
          </table:table-cell>
          <table:table-cell/>
          <table:table-cell table:style-name="ce3" table:formula="of:=[.E29]/[.K29]" office:value-type="float" office:value="242.680412371134">
            <text:p>2,43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30]-975)/10000" office:value-type="float" office:value="0.0145">
            <text:p>1,45E-002</text:p>
          </table:table-cell>
          <table:table-cell table:number-columns-repeated="2"/>
          <table:table-cell table:style-name="ce3" table:formula="of:=[.H30]/0.535" office:value-type="float" office:value="0.0271028037383178">
            <text:p>2,71E-002</text:p>
          </table:table-cell>
          <table:table-cell/>
          <table:table-cell table:style-name="ce3" table:formula="of:=[.K30]*[.E30]" office:value-type="float" office:value="0.00813084112149533">
            <text:p>8,13E-003</text:p>
          </table:table-cell>
          <table:table-cell/>
          <table:table-cell table:style-name="ce3" table:formula="of:=[.E30]/[.K30]" office:value-type="float" office:value="11.0689655172414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8">
            <text:p>4,80</text:p>
          </table:table-cell>
          <table:table-cell table:style-name="ce3" office:value-type="float" office:value="875">
            <text:p>8,75E+002</text:p>
          </table:table-cell>
          <table:table-cell office:value-type="string">
            <text:p>10^4</text:p>
          </table:table-cell>
          <table:table-cell table:style-name="ce3" table:formula="of:=-([.F31]-975)/10000" office:value-type="float" office:value="0.01">
            <text:p>1,00E-002</text:p>
          </table:table-cell>
          <table:table-cell table:number-columns-repeated="2"/>
          <table:table-cell table:style-name="ce3" table:formula="of:=[.H31]/0.535" office:value-type="float" office:value="0.0186915887850467">
            <text:p>1,87E-002</text:p>
          </table:table-cell>
          <table:table-cell/>
          <table:table-cell table:style-name="ce3" table:formula="of:=[.K31]*[.E31]" office:value-type="float" office:value="0.0897196261682243">
            <text:p>8,97E-002</text:p>
          </table:table-cell>
          <table:table-cell/>
          <table:table-cell table:style-name="ce3" table:formula="of:=[.E31]/[.K31]" office:value-type="float" office:value="256.8">
            <text:p>2,57E+002</text:p>
          </table:table-cell>
          <table:table-cell table:number-columns-repeated="241"/>
        </table:table-row>
        <table:table-row table:style-name="ro1" table:number-rows-repeated="3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5" office:value-type="string">
            <text:p>Messung mit Widerstand_kuenstlich = Widerstand_Graetz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Offset 0,5 uA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/>
          <table:table-cell table:style-name="ce2" office:value-type="string">
            <text:p>Widerstand (in kOhm), Fehler 1%</text:p>
          </table:table-cell>
          <table:table-cell table:style-name="ce2" office:value-type="string">
            <text:p>U an Zelle (in mV), Fehler 0,2 mV</text:p>
          </table:table-cell>
          <table:table-cell table:style-name="ce2" office:value-type="string">
            <text:p>I (in uA), Fehler 0,01 uA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0</text:p>
          </table:table-cell>
          <table:table-cell table:style-name="ce9" office:value-type="string">
            <text:p>1,1</text:p>
          </table:table-cell>
          <table:table-cell table:style-name="ce9" office:value-type="string">
            <text:p>0,8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5</text:p>
          </table:table-cell>
          <table:table-cell table:style-name="ce9" office:value-type="string">
            <text:p>1,8</text:p>
          </table:table-cell>
          <table:table-cell table:style-name="ce9" office:value-type="string">
            <text:p>0,8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10</text:p>
          </table:table-cell>
          <table:table-cell table:style-name="ce9" office:value-type="string">
            <text:p>2,3</text:p>
          </table:table-cell>
          <table:table-cell table:style-name="ce9" office:value-type="string">
            <text:p>0,8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20</text:p>
          </table:table-cell>
          <table:table-cell table:style-name="ce9" office:value-type="string">
            <text:p>3,2</text:p>
          </table:table-cell>
          <table:table-cell table:style-name="ce9" office:value-type="string">
            <text:p>0,7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30</text:p>
          </table:table-cell>
          <table:table-cell table:style-name="ce9" office:value-type="string">
            <text:p>3,9</text:p>
          </table:table-cell>
          <table:table-cell table:style-name="ce9" office:value-type="string">
            <text:p>0,7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40</text:p>
          </table:table-cell>
          <table:table-cell table:style-name="ce9" office:value-type="string">
            <text:p>4,4</text:p>
          </table:table-cell>
          <table:table-cell table:style-name="ce9" office:value-type="string">
            <text:p>0,7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60</text:p>
          </table:table-cell>
          <table:table-cell table:style-name="ce9" office:value-type="string">
            <text:p>5,0</text:p>
          </table:table-cell>
          <table:table-cell table:style-name="ce9" office:value-type="string">
            <text:p>0,6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100</text:p>
          </table:table-cell>
          <table:table-cell table:style-name="ce9" office:value-type="string">
            <text:p>4,7</text:p>
          </table:table-cell>
          <table:table-cell table:style-name="ce9" office:value-type="string">
            <text:p>0,6</text:p>
          </table:table-cell>
          <table:table-cell table:style-name="ce3"/>
          <table:table-cell>
            <draw:frame table:end-cell-address="Tabelle1.L61" table:end-x="2.259cm" table:end-y="0.373cm" draw:z-index="0" draw:style-name="gr1" svg:width="10.261cm" svg:height="6.298cm" svg:x="1.923cm" svg:y="0.106cm">
              <draw:object draw:notify-on-update-of-ranges="Tabelle1.D52:Tabelle1.D61 Tabelle1.G52:Tabelle1.G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office:value-type="string">
            <text:p>200</text:p>
          </table:table-cell>
          <table:table-cell table:style-name="ce9" office:value-type="string">
            <text:p>5,4</text:p>
          </table:table-cell>
          <table:table-cell table:style-name="ce9" office:value-type="string">
            <text:p>0,6</text:p>
          </table:table-cell>
          <table:table-cell table:style-name="ce3"/>
          <table:table-cell table:number-columns-repeated="249"/>
        </table:table-row>
        <table:table-row table:style-name="ro1">
          <table:table-cell table:style-name="ce3" table:number-columns-repeated="4"/>
          <table:table-cell table:style-name="ce9" table:number-columns-repeated="5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0</text:p>
          </table:table-cell>
          <table:table-cell table:style-name="ce9" office:value-type="float" office:value="34.5">
            <text:p>34,50</text:p>
          </table:table-cell>
          <table:table-cell table:style-name="ce9" office:value-type="float" office:value="6.9">
            <text:p>6,90</text:p>
          </table:table-cell>
          <table:table-cell table:style-name="ce9" table:formula="of:=[.E52]*[.F52]" office:value-type="float" office:value="238.05">
            <text:p>238,05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1</text:p>
          </table:table-cell>
          <table:table-cell table:style-name="ce9" office:value-type="float" office:value="38.7">
            <text:p>38,70</text:p>
          </table:table-cell>
          <table:table-cell table:style-name="ce9" office:value-type="float" office:value="6.6">
            <text:p>6,60</text:p>
          </table:table-cell>
          <table:table-cell table:style-name="ce9" table:formula="of:=[.E53]*[.F53]" office:value-type="float" office:value="255.42">
            <text:p>255,42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5</text:p>
          </table:table-cell>
          <table:table-cell table:style-name="ce9" office:value-type="float" office:value="52.4">
            <text:p>52,40</text:p>
          </table:table-cell>
          <table:table-cell table:style-name="ce9" office:value-type="float" office:value="5.8">
            <text:p>5,80</text:p>
          </table:table-cell>
          <table:table-cell table:style-name="ce9" table:formula="of:=[.E54]*[.F54]" office:value-type="float" office:value="303.92">
            <text:p>303,92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10</text:p>
          </table:table-cell>
          <table:table-cell table:style-name="ce9" office:value-type="float" office:value="66">
            <text:p>66,00</text:p>
          </table:table-cell>
          <table:table-cell table:style-name="ce9" office:value-type="float" office:value="5">
            <text:p>5,00</text:p>
          </table:table-cell>
          <table:table-cell table:style-name="ce9" table:formula="of:=[.E55]*[.F55]" office:value-type="float" office:value="330">
            <text:p>330,00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15</text:p>
          </table:table-cell>
          <table:table-cell table:style-name="ce9" office:value-type="float" office:value="75.1">
            <text:p>75,10</text:p>
          </table:table-cell>
          <table:table-cell table:style-name="ce9" office:value-type="float" office:value="4.4">
            <text:p>4,40</text:p>
          </table:table-cell>
          <table:table-cell table:style-name="ce9" table:formula="of:=[.E56]*[.F56]" office:value-type="float" office:value="330.44">
            <text:p>330,44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20</text:p>
          </table:table-cell>
          <table:table-cell table:style-name="ce9" office:value-type="float" office:value="82.3">
            <text:p>82,30</text:p>
          </table:table-cell>
          <table:table-cell table:style-name="ce9" office:value-type="float" office:value="3.9">
            <text:p>3,90</text:p>
          </table:table-cell>
          <table:table-cell table:style-name="ce9" table:formula="of:=[.E57]*[.F57]" office:value-type="float" office:value="320.97">
            <text:p>320,97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25</text:p>
          </table:table-cell>
          <table:table-cell table:style-name="ce9" office:value-type="float" office:value="88.8">
            <text:p>88,80</text:p>
          </table:table-cell>
          <table:table-cell table:style-name="ce9" office:value-type="float" office:value="3.6">
            <text:p>3,60</text:p>
          </table:table-cell>
          <table:table-cell table:style-name="ce9" table:formula="of:=[.E58]*[.F58]" office:value-type="float" office:value="319.68">
            <text:p>319,68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30</text:p>
          </table:table-cell>
          <table:table-cell table:style-name="ce9" office:value-type="float" office:value="93.3">
            <text:p>93,30</text:p>
          </table:table-cell>
          <table:table-cell table:style-name="ce9" office:value-type="float" office:value="3.3">
            <text:p>3,30</text:p>
          </table:table-cell>
          <table:table-cell table:style-name="ce9" table:formula="of:=[.E59]*[.F59]" office:value-type="float" office:value="307.89">
            <text:p>307,89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35</text:p>
          </table:table-cell>
          <table:table-cell table:style-name="ce9" office:value-type="float" office:value="96.5">
            <text:p>96,50</text:p>
          </table:table-cell>
          <table:table-cell table:style-name="ce9" office:value-type="float" office:value="3.1">
            <text:p>3,10</text:p>
          </table:table-cell>
          <table:table-cell table:style-name="ce9" table:formula="of:=[.E60]*[.F60]" office:value-type="float" office:value="299.15">
            <text:p>299,15</text:p>
          </table:table-cell>
          <table:table-cell table:style-name="ce9" table:number-columns-repeated="2"/>
          <table:table-cell table:number-columns-repeated="247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office:value-type="string">
            <text:p>40</text:p>
          </table:table-cell>
          <table:table-cell table:style-name="ce9" office:value-type="float" office:value="99.7">
            <text:p>99,70</text:p>
          </table:table-cell>
          <table:table-cell table:style-name="ce9" office:value-type="float" office:value="3">
            <text:p>3,00</text:p>
          </table:table-cell>
          <table:table-cell table:style-name="ce9" table:formula="of:=[.E61]*[.F61]" office:value-type="float" office:value="299.1">
            <text:p>299,10</text:p>
          </table:table-cell>
          <table:table-cell table:style-name="ce9" table:number-columns-repeated="2"/>
          <table:table-cell table:number-columns-repeated="247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9" table:number-columns-repeated="5"/>
          <table:table-cell table:number-columns-repeated="247"/>
        </table:table-row>
        <table:table-row table:style-name="ro1">
          <table:table-cell table:style-name="ce3" table:number-columns-repeated="2"/>
          <table:table-cell table:number-columns-repeated="4"/>
          <table:table-cell table:style-name="ce9" table:number-columns-repeated="3"/>
          <table:table-cell table:number-columns-repeated="247"/>
        </table:table-row>
        <table:table-row table:style-name="ro1" table:number-rows-repeated="2">
          <table:table-cell table:style-name="ce3" table:number-columns-repeated="2"/>
          <table:table-cell/>
          <table:table-cell table:style-name="ce7" table:number-columns-repeated="3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2"/>
          <table:table-cell table:number-columns-repeated="4"/>
          <table:table-cell table:style-name="ce9" table:number-columns-repeated="3"/>
          <table:table-cell table:number-columns-repeated="247"/>
        </table:table-row>
        <table:table-row table:style-name="ro1" table:number-rows-repeated="2">
          <table:table-cell table:style-name="ce3" table:number-columns-repeated="6"/>
          <table:table-cell table:style-name="ce9" table:number-columns-repeated="3"/>
          <table:table-cell table:number-columns-repeated="247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247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.10.2009</text:date>, <text:time>21:15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10-29T17:02:54</meta:creation-date>
    <dc:date>2009-10-29T20:28:37</dc:date>
    <dc:language>de-DE</dc:language>
    <meta:editing-cycles>11</meta:editing-cycles>
    <meta:editing-duration>PT3H25M46S</meta:editing-duration>
    <meta:document-statistic meta:table-count="3" meta:cell-count="25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0.6000003814697pt" style:font-family-asian="'Lucida Sans Unicode'" style:font-family-generic-asian="system" style:font-pitch-asian="variable" style:font-size-asian="10.6000003814697pt" style:font-family-complex="Tahoma" style:font-family-generic-complex="system" style:font-pitch-complex="variable" style:font-size-complex="10.6000003814697pt"/>
    </style:style>
    <style:style style:name="ch3" style:family="chart">
      <style:graphic-properties draw:fill="none"/>
      <style:text-properties fo:font-family="Arial" style:font-family-generic="swiss" style:font-pitch="variable" fo:font-size="4.80000019073486pt" style:font-family-asian="'Lucida Sans Unicode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7" style:family="chart">
      <style:graphic-properties draw:fill-color="#9999ff"/>
      <style:text-properties fo:font-family="Arial" style:font-family-generic="swiss" style:font-pitch="variable" fo:font-size="4.80000019073486pt" style:font-family-asian="'Lucida Sans Unicode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0.261cm" svg:height="5.686cm" chart:class="chart:bar" chart:style-name="ch1">
        <chart:title svg:x="4.341cm" svg:y="0.112cm" chart:style-name="ch2">
          <text:p>Haupttitel</text:p>
        </chart:title>
        <chart:legend chart:legend-position="end" svg:x="9.064cm" svg:y="2.693cm" chart:style-name="ch3"/>
        <chart:plot-area chart:style-name="ch4" table:cell-range-address="Tabelle1.$D$52:.$D$61 Tabelle1.$G$52:.$G$61" chart:data-source-has-labels="column" chart:table-number-list="0 0" svg:x="0.204cm" svg:y="0.749cm" svg:width="8.453cm" svg:height="4.825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38.05">
                <text:p>238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55.42">
                <text:p>255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.92">
                <text:p>303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.44">
                <text:p>33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.97">
                <text:p>320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9.68">
                <text:p>319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.89">
                <text:p>307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9.15">
                <text:p>299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.1">
                <text:p>299.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